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Pericles" svg:font-family="Pericles" style:font-family-generic="swiss" style:font-pitch="variable" svg:panose-1="2 11 6 4 3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Pericles" fo:font-weight="bold" style:font-weight-asian="bold" fo:font-size="12pt" style:font-size-asian="12pt"/>
    </style:style>
    <style:style style:name="P2" style:parent-style-name="Standard" style:family="paragraph">
      <style:text-properties style:font-name="Pericles" fo:font-size="10pt" style:font-size-asian="10pt"/>
    </style:style>
    <style:style style:name="P3" style:parent-style-name="Standard" style:family="paragraph">
      <style:text-properties style:font-name="Pericles" fo:font-size="10pt" style:font-size-asian="10pt"/>
    </style:style>
    <style:style style:name="P4" style:parent-style-name="Standard" style:family="paragraph">
      <style:text-properties style:font-name="Pericles" fo:font-size="10pt" style:font-size-asian="10pt"/>
    </style:style>
    <style:style style:name="P5" style:parent-style-name="Standard" style:family="paragraph">
      <style:text-properties style:font-name="Pericles" fo:font-size="10pt" style:font-size-asian="10pt"/>
    </style:style>
    <style:style style:name="P6" style:parent-style-name="Standard" style:family="paragraph">
      <style:text-properties style:font-name="Pericles" fo:font-weight="bold" style:font-weight-asian="bold" fo:font-size="12pt" style:font-size-asian="12pt"/>
    </style:style>
    <style:style style:name="P7" style:parent-style-name="Standard" style:family="paragraph">
      <style:text-properties style:font-name="Pericles" fo:font-size="10pt" style:font-size-asian="10pt"/>
    </style:style>
    <style:style style:name="P8" style:parent-style-name="Standard" style:family="paragraph">
      <style:text-properties style:font-name="Pericles" fo:font-size="10pt" style:font-size-asian="10pt"/>
    </style:style>
    <style:style style:name="P9" style:parent-style-name="Standard" style:family="paragraph">
      <style:text-properties style:font-name="Pericles" fo:font-size="10pt" style:font-size-asian="10pt"/>
    </style:style>
    <style:style style:name="P10" style:parent-style-name="Standard" style:family="paragraph">
      <style:text-properties style:font-name="Pericles" fo:font-weight="bold" style:font-weight-asian="bold" fo:font-size="12pt" style:font-size-asian="12pt"/>
    </style:style>
    <style:style style:name="T11" style:parent-style-name="DefaultParagraphFont" style:family="text">
      <style:text-properties style:font-name="Pericles" fo:font-size="10pt" style:font-size-asian="10pt"/>
    </style:style>
    <style:style style:name="T12" style:parent-style-name="DefaultParagraphFont" style:family="text">
      <style:text-properties style:font-name="Pericles" fo:font-size="10pt" style:font-size-asian="10pt"/>
    </style:style>
    <style:style style:name="T13" style:parent-style-name="DefaultParagraphFont" style:family="text">
      <style:text-properties style:font-name-complex="Calibri" fo:font-size="10pt" style:font-size-asian="10pt"/>
    </style:style>
    <style:style style:name="T14" style:parent-style-name="DefaultParagraphFont" style:family="text">
      <style:text-properties style:font-name="Pericles" fo:font-size="10pt" style:font-size-asian="10pt"/>
    </style:style>
    <style:style style:name="T15" style:parent-style-name="DefaultParagraphFont" style:family="text">
      <style:text-properties style:font-name-complex="Calibri" fo:font-size="10pt" style:font-size-asian="10pt"/>
    </style:style>
    <style:style style:name="T16" style:parent-style-name="DefaultParagraphFont" style:family="text">
      <style:text-properties style:font-name="Pericles" fo:font-size="10pt" style:font-size-asian="10pt"/>
    </style:style>
    <style:style style:name="P17" style:parent-style-name="Standard" style:family="paragraph">
      <style:text-properties style:font-name="Pericles" fo:font-weight="bold" style:font-weight-asian="bold" fo:font-size="12pt" style:font-size-asian="12pt"/>
    </style:style>
    <style:style style:name="P18" style:parent-style-name="Standard" style:family="paragraph">
      <style:text-properties style:font-name="Pericles" fo:font-size="10pt" style:font-size-asian="10pt"/>
    </style:style>
    <style:style style:name="P19" style:parent-style-name="Standard" style:family="paragraph">
      <style:text-properties style:font-name="Pericles" fo:font-weight="bold" style:font-weight-asian="bold" fo:font-size="12pt" style:font-size-asian="12pt"/>
    </style:style>
    <style:style style:name="P20" style:parent-style-name="Standard" style:family="paragraph">
      <style:text-properties style:font-name="Pericles" fo:font-size="10pt" style:font-size-asian="10pt"/>
    </style:style>
    <style:style style:name="P21" style:parent-style-name="Standard" style:family="paragraph">
      <style:text-properties style:font-name="Pericles" fo:font-weight="bold" style:font-weight-asian="bold" fo:font-size="10pt" style:font-size-asian="10pt"/>
    </style:style>
    <style:style style:name="TableColumn23" style:family="table-column">
      <style:table-column-properties style:column-width="1.3847in" style:use-optimal-column-width="false"/>
    </style:style>
    <style:style style:name="TableColumn24" style:family="table-column">
      <style:table-column-properties style:column-width="0.3381in" style:use-optimal-column-width="false"/>
    </style:style>
    <style:style style:name="TableColumn25" style:family="table-column">
      <style:table-column-properties style:column-width="4.1777in" style:use-optimal-column-width="false"/>
    </style:style>
    <style:style style:name="Table22" style:family="table">
      <style:table-properties style:width="5.9006in" fo:margin-left="-0.075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style:font-name="Pericles" fo:font-weight="bold" style:font-weight-asian="bold" fo:font-size="10pt" style:font-size-asian="10pt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style:font-name="Pericles" fo:font-weight="bold" style:font-weight-asian="bold" fo:font-size="10pt" style:font-size-asian="10pt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style:font-name="Pericles" fo:font-weight="bold" style:font-weight-asian="bold" fo:font-size="10pt" style:font-size-asian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40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41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49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50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6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6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64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72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73" style:parent-style-name="ListParagraph" style:family="paragraph">
      <style:paragraph-properties fo:margin-bottom="0in" fo:line-height="100%" fo:margin-left="0.25in">
        <style:tab-stops/>
      </style:paragraph-properties>
      <style:text-properties style:font-name="Pericles"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A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81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9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9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95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96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97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05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0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1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12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13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14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15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19" style:family="table-cell">
      <style:table-cell-properties fo:border="0.0069in solid #00000A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21" style:family="table-cell">
      <style:table-cell-properties fo:border="0.0069in solid #00000A" style:writing-mode="lr-tb" fo:padding-top="0in" fo:padding-left="0.075in" fo:padding-bottom="0in" fo:padding-right="0.075in"/>
    </style:style>
    <style:style style:name="P122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37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4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4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4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45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4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5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52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53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54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55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63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64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A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70" style:family="table-cell">
      <style:table-cell-properties fo:border="0.0069in solid #00000A" style:writing-mode="lr-tb" fo:padding-top="0in" fo:padding-left="0.075in" fo:padding-bottom="0in" fo:padding-right="0.075in"/>
    </style:style>
    <style:style style:name="P171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72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73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7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7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0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81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8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87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88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89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19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195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6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97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198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202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20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05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206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207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21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213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214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A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218" style:family="table-cell">
      <style:table-cell-properties fo:border="0.0069in solid #00000A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220" style:family="table-cell">
      <style:table-cell-properties fo:border="0.0069in solid #00000A" style:writing-mode="lr-tb" fo:padding-top="0in" fo:padding-left="0.075in" fo:padding-bottom="0in" fo:padding-right="0.075in"/>
    </style:style>
    <style:style style:name="P221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225" style:family="table-cell">
      <style:table-cell-properties fo:border="0.0069in solid #00000A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227" style:family="table-cell">
      <style:table-cell-properties fo:border="0.0069in solid #00000A" style:writing-mode="lr-tb" fo:padding-top="0in" fo:padding-left="0.075in" fo:padding-bottom="0in" fo:padding-right="0.075in"/>
    </style:style>
    <style:style style:name="P228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A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234" style:family="table-cell">
      <style:table-cell-properties fo:border="0.0069in solid #00000A" style:writing-mode="lr-tb" fo:padding-top="0in" fo:padding-left="0.075in" fo:padding-bottom="0in" fo:padding-right="0.075in"/>
    </style:style>
    <style:style style:name="P235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236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A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240" style:family="table-cell">
      <style:table-cell-properties fo:border="0.0069in solid #00000A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242" style:family="table-cell">
      <style:table-cell-properties fo:border="0.0069in solid #00000A" style:writing-mode="lr-tb" fo:padding-top="0in" fo:padding-left="0.075in" fo:padding-bottom="0in" fo:padding-right="0.075in"/>
    </style:style>
    <style:style style:name="P243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A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TableCell247" style:family="table-cell">
      <style:table-cell-properties fo:border="0.0069in solid #00000A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end" fo:margin-bottom="0in" fo:line-height="100%"/>
      <style:text-properties style:font-name="Pericles" fo:font-size="8pt" style:font-size-asian="8pt" style:font-size-complex="8pt"/>
    </style:style>
    <style:style style:name="TableCell249" style:family="table-cell">
      <style:table-cell-properties fo:border="0.0069in solid #00000A" style:writing-mode="lr-tb" fo:padding-top="0in" fo:padding-left="0.075in" fo:padding-bottom="0in" fo:padding-right="0.075in"/>
    </style:style>
    <style:style style:name="P250" style:parent-style-name="ListParagraph" style:list-style-name="WWNum1" style:family="paragraph">
      <style:paragraph-properties fo:margin-bottom="0in" fo:line-height="100%"/>
      <style:text-properties style:font-name="Pericles" fo:font-size="8pt" style:font-size-asian="8pt" style:font-size-complex="8pt"/>
    </style:style>
    <style:style style:name="P251" style:parent-style-name="Standard" style:family="paragraph">
      <style:text-properties style:font-name="Pericles" fo:font-size="10pt" style:font-size-asian="10pt"/>
    </style:style>
  </office:automatic-styles>
  <office:body>
    <office:text text:use-soft-page-breaks="true">
      <text:p text:style-name="P1">Alchemy</text:p>
      <text:p text:style-name="P2">Alchemy is the skill of imbuing mixtures with magical powers which are then released when the mixture is consumed, thrown, or exposed to air.</text:p>
      <text:p text:style-name="P3">Alchemy works similarly to other<text:s/>spell casting skills. Alchemy requires an equipped workspace and at least one hour for each potion to be created. Creating a potion requires an alchemy skill test against the difficulty level of the potion. If this roll succeeds, the potion is created and<text:s/>can be stored for later use.</text:p>
      <text:p text:style-name="P4">By default, all potions have expenditure(1).</text:p>
      <text:p text:style-name="P5">Like divine invocation, and spirit calling, failure or marginal success costs the alchemist skill levels. This loss represents the cost of materials and can be regained with access to a market at a rate of 25g/skill level.</text:p>
      <text:p text:style-name="P6">Exotics</text:p>
      <text:p text:style-name="P7">Exotics represent rare ingredients that are used in potion-making. They can be extracted from the corpses of rare creatures, rare plants, and certain phenomenon.</text:p>
      <text:p text:style-name="P8">Exotics are used to empower potions, giving them increased duration, or enhanced effects. Unless otherwise noted, multiple exotics can be used in a single<text:s/>potion and their effects stack where appropriate (sticky bonuses never stack).</text:p>
      <text:p text:style-name="P9">Effects of exotics are listed in parenthesis beside the effect they enhance.</text:p>
      <text:p text:style-name="P10">Potions in Combat</text:p>
      <text:p text:style-name="Standard"><text:span text:style-name="T11">In the field, alchemists carry their potions either in their packs, or in specially made potion<text:s/></text:span><text:span text:style-name="T12">belts or bandoleers. Getting a potion from a pack takes 1d3 actions. However, a potion belt will allow a potion to be readied in<text:s/></text:span><text:span text:style-name="T13">½</text:span><text:span text:style-name="T14"><text:s/>action. Once readied, a potion can be consumed or thrown in<text:s/></text:span><text:span text:style-name="T15">½</text:span><text:span text:style-name="T16"><text:s/>action.</text:span></text:p>
      <text:p text:style-name="P17">Breaking Glass</text:p>
      <text:p text:style-name="P18">Broken potion bottles are an occupational hazard of alchemists who endure the rigors of combat and adventuring. Any time a potion-carrying character receives fall damage, or a wound, there is a 2/12 chance that one of his potions will break.</text:p>
      <text:p text:style-name="P19">Learning New Potions</text:p>
      <text:p text:style-name="P20">Alchemists can learn new potions<text:s/>by studying recipes, or by breaking down existing potions. Both methods require an alchemy skill test against the potion DL. Breaking down a potion consumes it, and is a difficult task, increasing the spell DL by 4.</text:p>
      <text:p text:style-name="P21">Alchemical Potions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Spell</text:p>
          </table:table-cell>
          <table:table-cell table:style-name="TableCell29">
            <text:p text:style-name="P30">DL</text:p>
          </table:table-cell>
          <table:table-cell table:style-name="TableCell31">
            <text:p text:style-name="P32">Effects</text:p>
          </table:table-cell>
        </table:table-row>
        <table:table-row table:style-name="TableRow33">
          <table:table-cell table:style-name="TableCell34">
            <text:p text:style-name="P35">Acid Vial</text:p>
          </table:table-cell>
          <table:table-cell table:style-name="TableCell36">
            <text:p text:style-name="P37">++</text:p>
          </table:table-cell>
          <table:table-cell table:style-name="TableCell38">
            <text:list text:style-name="WWNum1">
              <text:list-item>
                <text:p text:style-name="P39">2d8 acid damage to target<text:s/>(+2 damage)</text:p>
              </text:list-item>
              <text:list-item>
                <text:p text:style-name="P40">AV of armor hit is reduced by 1 (can be repaired)</text:p>
              </text:list-item>
              <text:list-item>
                <text:p text:style-name="P41">Eats through metal</text:p>
              </text:list-item>
            </text:list>
          </table:table-cell>
        </table:table-row>
        <text:soft-page-break/>
        <table:table-row table:style-name="TableRow42">
          <table:table-cell table:style-name="TableCell43">
            <text:p text:style-name="P44">Boosting Elixir</text:p>
          </table:table-cell>
          <table:table-cell table:style-name="TableCell45">
            <text:p text:style-name="P46">+</text:p>
          </table:table-cell>
          <table:table-cell table:style-name="TableCell47">
            <text:list text:style-name="WWNum1" text:continue-numbering="true">
              <text:list-item>
                <text:p text:style-name="P48">Increases chosen stat by 2<text:s/>(+1 stat)</text:p>
              </text:list-item>
              <text:list-item>
                <text:p text:style-name="P49">Lasts 3 hours<text:s/>(1 day)</text:p>
              </text:list-item>
              <text:list-item>
                <text:p text:style-name="P50">Each recipe must be learned separately</text:p>
              </text:list-item>
            </text:list>
          </table:table-cell>
        </table:table-row>
        <table:table-row table:style-name="TableRow51">
          <table:table-cell table:style-name="TableCell52">
            <text:p text:style-name="P53">Bronze Skin</text:p>
          </table:table-cell>
          <table:table-cell table:style-name="TableCell54">
            <text:p text:style-name="P55">+</text:p>
          </table:table-cell>
          <table:table-cell table:style-name="TableCell56">
            <text:list text:style-name="WWNum1" text:continue-numbering="true">
              <text:list-item>
                <text:p text:style-name="P57">+1 AV for 1 hour<text:s/>(1 day)</text:p>
              </text:list-item>
            </text:list>
          </table:table-cell>
        </table:table-row>
        <table:table-row table:style-name="TableRow58">
          <table:table-cell table:style-name="TableCell59">
            <text:p text:style-name="P60">Dwarven Oil</text:p>
          </table:table-cell>
          <table:table-cell table:style-name="TableCell61">
            <text:p text:style-name="P62">++</text:p>
          </table:table-cell>
          <table:table-cell table:style-name="TableCell63">
            <text:list text:style-name="WWNum1" text:continue-numbering="true">
              <text:list-item>
                <text:p text:style-name="P64">Removes all wear checks on a piece of gear</text:p>
              </text:list-item>
            </text:list>
          </table:table-cell>
        </table:table-row>
        <table:table-row table:style-name="TableRow65">
          <table:table-cell table:style-name="TableCell66">
            <text:p text:style-name="P67">Fire Burst</text:p>
          </table:table-cell>
          <table:table-cell table:style-name="TableCell68">
            <text:p text:style-name="P69">++</text:p>
          </table:table-cell>
          <table:table-cell table:style-name="TableCell70">
            <text:list text:style-name="WWNum1" text:continue-numbering="true">
              <text:list-item>
                <text:p text:style-name="P71">2d6 fire blast in 1 hex radius<text:s/>(+2 damage)</text:p>
              </text:list-item>
              <text:list-item>
                <text:p text:style-name="P72">Ignite(3)<text:s/>(+1 ignite)</text:p>
              </text:list-item>
            </text:list>
            <text:p text:style-name="P73"/>
          </table:table-cell>
        </table:table-row>
        <table:table-row table:style-name="TableRow74">
          <table:table-cell table:style-name="TableCell75">
            <text:p text:style-name="P76">Fire Vial</text:p>
          </table:table-cell>
          <table:table-cell table:style-name="TableCell77">
            <text:p text:style-name="P78">++</text:p>
          </table:table-cell>
          <table:table-cell table:style-name="TableCell79">
            <text:list text:style-name="WWNum1" text:continue-numbering="true">
              <text:list-item>
                <text:p text:style-name="P80">2d8 fire damage to target<text:s/>(+2 damage)</text:p>
              </text:list-item>
              <text:list-item>
                <text:p text:style-name="P81">Ignite(3)<text:s/>(+1 ignite)</text:p>
              </text:list-item>
            </text:list>
          </table:table-cell>
        </table:table-row>
        <table:table-row table:style-name="TableRow82">
          <table:table-cell table:style-name="TableCell83">
            <text:p text:style-name="P84">Fly</text:p>
          </table:table-cell>
          <table:table-cell table:style-name="TableCell85">
            <text:p text:style-name="P86">+++</text:p>
          </table:table-cell>
          <table:table-cell table:style-name="TableCell87">
            <text:list text:style-name="WWNum1" text:continue-numbering="true">
              <text:list-item>
                <text:p text:style-name="P88">Fly for 1 hour<text:s/>( 3 hours)</text:p>
              </text:list-item>
            </text:list>
          </table:table-cell>
        </table:table-row>
        <table:table-row table:style-name="TableRow89">
          <table:table-cell table:style-name="TableCell90">
            <text:p text:style-name="P91">Freezing Vial</text:p>
          </table:table-cell>
          <table:table-cell table:style-name="TableCell92">
            <text:p text:style-name="P93">++</text:p>
          </table:table-cell>
          <table:table-cell table:style-name="TableCell94">
            <text:list text:style-name="WWNum1" text:continue-numbering="true">
              <text:list-item>
                <text:p text:style-name="P95">Can be thrown as attack</text:p>
              </text:list-item>
              <text:list-item>
                <text:p text:style-name="P96">Attack does 2d6 damage in 1 hex radius and chill(3)<text:s/>(+2 damage)</text:p>
              </text:list-item>
              <text:list-item>
                <text:p text:style-name="P97">Can be used to freeze up to 7 hexes of water for 1 hour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Gaseous Form</text:p>
          </table:table-cell>
          <table:table-cell table:style-name="TableCell101">
            <text:p text:style-name="P102">+++</text:p>
          </table:table-cell>
          <table:table-cell table:style-name="TableCell103">
            <text:list text:style-name="WWNum1" text:continue-numbering="true">
              <text:list-item>
                <text:p text:style-name="P104">Turn into a cloud of gas for 1 hour<text:s/>(3 hours)</text:p>
              </text:list-item>
              <text:list-item>
                <text:p text:style-name="P105">Can pass through non-sealed portals</text:p>
              </text:list-item>
            </text:list>
          </table:table-cell>
        </table:table-row>
        <table:table-row table:style-name="TableRow106">
          <table:table-cell table:style-name="TableCell107">
            <text:p text:style-name="P108">Grease</text:p>
          </table:table-cell>
          <table:table-cell table:style-name="TableCell109">
            <text:p text:style-name="P110">+</text:p>
          </table:table-cell>
          <table:table-cell table:style-name="TableCell111">
            <text:list text:style-name="WWNum1" text:continue-numbering="true">
              <text:list-item>
                <text:p text:style-name="P112">Used to lubricate surfaces and joints</text:p>
              </text:list-item>
              <text:list-item>
                <text:p text:style-name="P113">Makes surfaces hard to handle, save Skill or Muscle DL 15 to hold</text:p>
              </text:list-item>
              <text:list-item>
                <text:p text:style-name="P114">Makes up to 7 hexes rough ground</text:p>
              </text:list-item>
              <text:list-item>
                <text:p text:style-name="P115">Must save Skill or Reflex DL 15 or fall when you enter a hex</text:p>
              </text:list-item>
            </text:list>
          </table:table-cell>
        </table:table-row>
        <table:table-row table:style-name="TableRow116">
          <table:table-cell table:style-name="TableCell117">
            <text:p text:style-name="P118">Healing Elixir</text:p>
          </table:table-cell>
          <table:table-cell table:style-name="TableCell119">
            <text:p text:style-name="P120">++</text:p>
          </table:table-cell>
          <table:table-cell table:style-name="TableCell121">
            <text:list text:style-name="WWNum1" text:continue-numbering="true">
              <text:list-item>
                <text:p text:style-name="P122">Alchemical healing for 2d4 hit points<text:s/>(+2 heal)</text:p>
              </text:list-item>
            </text:list>
          </table:table-cell>
        </table:table-row>
        <table:table-row table:style-name="TableRow123">
          <table:table-cell table:style-name="TableCell124">
            <text:p text:style-name="P125">Invisibility</text:p>
          </table:table-cell>
          <table:table-cell table:style-name="TableCell126">
            <text:p text:style-name="P127">+++</text:p>
          </table:table-cell>
          <table:table-cell table:style-name="TableCell128">
            <text:list text:style-name="WWNum1" text:continue-numbering="true">
              <text:list-item>
                <text:p text:style-name="P129">Turns the user invisible for 1 hour<text:s/>(3 hours)</text:p>
              </text:list-item>
            </text:list>
          </table:table-cell>
        </table:table-row>
        <table:table-row table:style-name="TableRow130">
          <table:table-cell table:style-name="TableCell131">
            <text:p text:style-name="P132">Iron Skin</text:p>
          </table:table-cell>
          <table:table-cell table:style-name="TableCell133">
            <text:p text:style-name="P134">++</text:p>
          </table:table-cell>
          <table:table-cell table:style-name="TableCell135">
            <text:list text:style-name="WWNum1" text:continue-numbering="true">
              <text:list-item>
                <text:p text:style-name="P136">+1 AV for 1 hour</text:p>
              </text:list-item>
              <text:list-item>
                <text:p text:style-name="P137">+1 defense for 1 hour<text:s/>(1 day)</text:p>
              </text:list-item>
            </text:list>
          </table:table-cell>
        </table:table-row>
        <table:table-row table:style-name="TableRow138">
          <table:table-cell table:style-name="TableCell139">
            <text:p text:style-name="P140">Itching Powder</text:p>
          </table:table-cell>
          <table:table-cell table:style-name="TableCell141">
            <text:p text:style-name="P142">++</text:p>
          </table:table-cell>
          <table:table-cell table:style-name="TableCell143">
            <text:list text:style-name="WWNum1" text:continue-numbering="true">
              <text:list-item>
                <text:p text:style-name="P144">Must be thrown on an adjacent enemy</text:p>
              </text:list-item>
              <text:list-item>
                <text:p text:style-name="P145">Save Toughness or Power DL 14 or be Dazed<text:s/>until a save is made or 6 rounds pass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>Love Potion</text:p>
          </table:table-cell>
          <table:table-cell table:style-name="TableCell149">
            <text:p text:style-name="P150">+++</text:p>
          </table:table-cell>
          <table:table-cell table:style-name="TableCell151">
            <text:list text:style-name="WWNum1" text:continue-numbering="true">
              <text:list-item>
                <text:p text:style-name="P152">Victim saves Power DL 18 or<text:s/>becomes enamoured with the first appropriate being he sees</text:p>
              </text:list-item>
              <text:list-item>
                <text:p text:style-name="P153">Once so smitten, the victim’s love is natural and subject to fading because of the actions of the beloved</text:p>
              </text:list-item>
              <text:list-item>
                <text:p text:style-name="P154">The victim will not necessarily go against their nature because of their newfound love. That depends on the circumstances and GM’s discretion</text:p>
              </text:list-item>
              <text:list-item>
                <text:p text:style-name="P155">The victim can save each day</text:p>
              </text:list-item>
            </text:list>
          </table:table-cell>
        </table:table-row>
        <table:table-row table:style-name="TableRow156">
          <table:table-cell table:style-name="TableCell157">
            <text:p text:style-name="P158">Obscuring Fog</text:p>
          </table:table-cell>
          <table:table-cell table:style-name="TableCell159">
            <text:p text:style-name="P160">+</text:p>
          </table:table-cell>
          <table:table-cell table:style-name="TableCell161">
            <text:list text:style-name="WWNum1" text:continue-numbering="true">
              <text:list-item>
                <text:p text:style-name="P162">Makes a cloud of thick, white gas, 3 hex radius</text:p>
              </text:list-item>
              <text:list-item>
                <text:p text:style-name="P163">Vision range in the cloud is 1 hex</text:p>
              </text:list-item>
              <text:list-item>
                <text:p text:style-name="P164">Each hex a missile has to pass through gives a -2 to the to-hit roll</text:p>
              </text:list-item>
            </text:list>
          </table:table-cell>
        </table:table-row>
        <table:table-row table:style-name="TableRow165">
          <table:table-cell table:style-name="TableCell166">
            <text:p text:style-name="P167">Oil of Fire</text:p>
          </table:table-cell>
          <table:table-cell table:style-name="TableCell168">
            <text:p text:style-name="P169">+</text:p>
          </table:table-cell>
          <table:table-cell table:style-name="TableCell170">
            <text:list text:style-name="WWNum1" text:continue-numbering="true">
              <text:list-item>
                <text:p text:style-name="P171">Applied to a weapon, causes it to flame for 6 rounds<text:s/>(1 hour)</text:p>
              </text:list-item>
              <text:list-item>
                <text:p text:style-name="P172">Flaming weapon is +1 damage and Ignite(3)</text:p>
              </text:list-item>
              <text:list-item>
                <text:p text:style-name="P173">Produces light in 6 hex radius</text:p>
              </text:list-item>
            </text:list>
          </table:table-cell>
        </table:table-row>
        <table:table-row table:style-name="TableRow174">
          <table:table-cell table:style-name="TableCell175">
            <text:p text:style-name="P176">Oil of Ice</text:p>
          </table:table-cell>
          <table:table-cell table:style-name="TableCell177">
            <text:p text:style-name="P178">+</text:p>
          </table:table-cell>
          <table:table-cell table:style-name="TableCell179">
            <text:list text:style-name="WWNum1" text:continue-numbering="true">
              <text:list-item>
                <text:p text:style-name="P180">Applied to a weapon, causes it to frost for 6 rounds<text:s/>(1 hour)</text:p>
              </text:list-item>
              <text:list-item>
                <text:p text:style-name="P181">Frosted weapon is +1 damage and is Chilled for 6 rounds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Pain Killer</text:p>
          </table:table-cell>
          <table:table-cell table:style-name="TableCell185">
            <text:p text:style-name="P186">++</text:p>
          </table:table-cell>
          <table:table-cell table:style-name="TableCell187">
            <text:list text:style-name="WWNum1" text:continue-numbering="true">
              <text:list-item>
                <text:p text:style-name="P188">Ignore wound effects for 1 day</text:p>
              </text:list-item>
              <text:list-item>
                <text:p text:style-name="P189">Exotics increase duration to 3 days</text:p>
              </text:list-item>
            </text:list>
          </table:table-cell>
        </table:table-row>
        <table:table-row table:style-name="TableRow190">
          <table:table-cell table:style-name="TableCell191">
            <text:p text:style-name="P192">Poison,<text:s/>Paralyzing</text:p>
          </table:table-cell>
          <table:table-cell table:style-name="TableCell193">
            <text:p text:style-name="P194">+++</text:p>
          </table:table-cell>
          <table:table-cell table:style-name="TableCell195">
            <text:list text:style-name="WWNum1" text:continue-numbering="true">
              <text:list-item>
                <text:p text:style-name="P196">Applied to an edged, or pointed weapon</text:p>
              </text:list-item>
              <text:list-item>
                <text:p text:style-name="P197">Target saves Toughness or Power DL 18 or is paralyzed for 10 rounds<text:s/>(10 minutes)</text:p>
              </text:list-item>
              <text:list-item>
                <text:p text:style-name="P198">Sticky(2)<text:s/>(+2 sticky)</text:p>
              </text:list-item>
            </text:list>
          </table:table-cell>
        </table:table-row>
        <table:table-row table:style-name="TableRow199">
          <table:table-cell table:style-name="TableCell200">
            <text:p text:style-name="P201">Poison, Weak</text:p>
          </table:table-cell>
          <table:table-cell table:style-name="TableCell202">
            <text:p text:style-name="P203">++</text:p>
          </table:table-cell>
          <table:table-cell table:style-name="TableCell204">
            <text:list text:style-name="WWNum1" text:continue-numbering="true">
              <text:list-item>
                <text:p text:style-name="P205">Applied to an edged, or pointed weapon</text:p>
              </text:list-item>
              <text:list-item>
                <text:p text:style-name="P206">If weapon pierces skin,<text:s/>an additional 1d4 damage is done</text:p>
              </text:list-item>
              <text:list-item>
                <text:p text:style-name="P207">Sticky(4)<text:s/>(+2 sticky)</text:p>
              </text:list-item>
            </text:list>
          </table:table-cell>
        </table:table-row>
        <table:table-row table:style-name="TableRow208">
          <table:table-cell table:style-name="TableCell209">
            <text:p text:style-name="P210">Sharpening Soap</text:p>
          </table:table-cell>
          <table:table-cell table:style-name="TableCell211">
            <text:p text:style-name="P212">+</text:p>
          </table:table-cell>
          <table:table-cell table:style-name="TableCell213">
            <text:list text:style-name="WWNum1" text:continue-numbering="true">
              <text:list-item>
                <text:p text:style-name="P214">Increases a weapon’s damage by 1 point for a day<text:s/>(1 week)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Smelling Salts</text:p>
          </table:table-cell>
          <table:table-cell table:style-name="TableCell218">
            <text:p text:style-name="P219">+</text:p>
          </table:table-cell>
          <table:table-cell table:style-name="TableCell220">
            <text:list text:style-name="WWNum1" text:continue-numbering="true">
              <text:list-item>
                <text:p text:style-name="P221">Removes daze and stun statuses from one adjacent ally</text:p>
              </text:list-item>
            </text:list>
          </table:table-cell>
        </table:table-row>
        <table:table-row table:style-name="TableRow222">
          <table:table-cell table:style-name="TableCell223">
            <text:p text:style-name="P224">Soothing Ointment</text:p>
          </table:table-cell>
          <table:table-cell table:style-name="TableCell225">
            <text:p text:style-name="P226">+</text:p>
          </table:table-cell>
          <table:table-cell table:style-name="TableCell227">
            <text:list text:style-name="WWNum1" text:continue-numbering="true">
              <text:list-item>
                <text:p text:style-name="P228">Removes bleed<text:s/>and ignite statuses from user</text:p>
              </text:list-item>
            </text:list>
          </table:table-cell>
        </table:table-row>
        <text:soft-page-break/>
        <table:table-row table:style-name="TableRow229">
          <table:table-cell table:style-name="TableCell230">
            <text:p text:style-name="P231">Spider Climb</text:p>
          </table:table-cell>
          <table:table-cell table:style-name="TableCell232">
            <text:p text:style-name="P233">++</text:p>
          </table:table-cell>
          <table:table-cell table:style-name="TableCell234">
            <text:list text:style-name="WWNum1" text:continue-numbering="true">
              <text:list-item>
                <text:p text:style-name="P235">You can cling to walls, sheer surfaces, and even ceilings</text:p>
              </text:list-item>
              <text:list-item>
                <text:p text:style-name="P236">Lasts 10 minutes<text:s/>(1 hour)</text:p>
              </text:list-item>
            </text:list>
          </table:table-cell>
        </table:table-row>
        <table:table-row table:style-name="TableRow237">
          <table:table-cell table:style-name="TableCell238">
            <text:p text:style-name="P239">Water Breathing</text:p>
          </table:table-cell>
          <table:table-cell table:style-name="TableCell240">
            <text:p text:style-name="P241">+++</text:p>
          </table:table-cell>
          <table:table-cell table:style-name="TableCell242">
            <text:list text:style-name="WWNum1" text:continue-numbering="true">
              <text:list-item>
                <text:p text:style-name="P243">Allows the user<text:s/>to breathe underwater for 1 hour (3 hours)</text:p>
              </text:list-item>
            </text:list>
          </table:table-cell>
        </table:table-row>
        <table:table-row table:style-name="TableRow244">
          <table:table-cell table:style-name="TableCell245">
            <text:p text:style-name="P246">Water Walking</text:p>
          </table:table-cell>
          <table:table-cell table:style-name="TableCell247">
            <text:p text:style-name="P248">++</text:p>
          </table:table-cell>
          <table:table-cell table:style-name="TableCell249">
            <text:list text:style-name="WWNum1" text:continue-numbering="true">
              <text:list-item>
                <text:p text:style-name="P250">Allows the user to walk on water for 1 hour</text:p>
              </text:list-item>
            </text:list>
          </table:table-cell>
        </table:table-row>
      </table:table>
      <text:p text:style-name="P25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Pericles" svg:font-family="Pericles" style:font-family-generic="swiss" style:font-pitch="variable" svg:panose-1="2 11 6 4 3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line-height="107%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hristopher Magoun</meta:initial-creator>
    <dc:creator>Christopher Magoun</dc:creator>
    <meta:creation-date>2017-06-19T01:27:00Z</meta:creation-date>
    <dc:date>2017-07-23T14:47:00Z</dc:date>
    <meta:template xlink:href="Normal.dotm" xlink:type="simple"/>
    <meta:editing-cycles>14</meta:editing-cycles>
    <meta:editing-duration>PT37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760" meta:character-count="5085" meta:row-count="36" meta:non-whitespace-character-count="4335"/>
  </office:meta>
</office:document-meta>
</file>